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wnloaded from <text:a xlink:href="https://wokwi.com/projects/347109562072957522" office:target-frame-name="_top" xlink:show="replace"><text:span text:style-name="Hyperlink">https://wokwi.com/projects/347109562072957522</text:span></text:a><text:s text:c="2"/></text:p>
      <text:p text:style-name="Normal"><text:s text:c="3"/></text:p>
      <text:p text:style-name="Normal"><text:s/>Simulate this project on <text:a xlink:href="https://wokwi.com" office:target-frame-name="_top" xlink:show="replace"><text:span text:style-name="Hyperlink">https://wokwi.com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dhanalakshmi810@gmail.com</meta:initial-creator>
    <dc:creator>mdhanalakshmi810@gmail.com</dc:creator>
    <meta:creation-date>2022-11-07T16:16:00Z</meta:creation-date>
    <dc:date>2022-11-07T16:16:00Z</dc:date>
    <meta:template xlink:href="Normal.dotm" xlink:type="simple"/>
    <meta:editing-cycles>3</meta:editing-cycles>
    <meta:editing-duration>PT120S</meta:editing-duration>
    <meta:document-statistic meta:page-count="1" meta:paragraph-count="1" meta:word-count="31" meta:character-count="208" meta:row-count="1" meta:non-whitespace-character-count="178"/>
  </office:meta>
</office:document-meta>
</file>